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3C0000002CFBFFEC8C8FF3889FF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10000200000003C0000002CFFB0D5E476F031BC2.png" manifest:media-type="image/png"/>
  <manifest:file-entry manifest:full-path="Pictures/2000000E0000634100004A4CCD2247D4D39A5527.svm" manifest:media-type="image/x-svm"/>
  <manifest:file-entry manifest:full-path="Pictures/2000000C0000634100004A4C3651558E9C43717A.svm" manifest:media-type="image/x-svm"/>
  <manifest:file-entry manifest:full-path="Pictures/10000200000003C0000002CFFA904810D3E5121C.png" manifest:media-type="image/png"/>
  <manifest:file-entry manifest:full-path="Pictures/10000200000003C0000002CF06750DD93C2ED99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3465a4" draw:fill="solid" draw:fill-color="#e2e2e2" draw:textarea-horizontal-align="justify" draw:textarea-vertical-align="middle" draw:auto-grow-height="false" fo:min-height="0.545cm" fo:min-width="22.3cm"/>
    </style:style>
    <style:style style:name="gr3" style:family="graphic" style:parent-style-name="standard">
      <style:graphic-properties svg:stroke-color="#ffffff" draw:fill="solid" draw:fill-color="#000000" draw:textarea-horizontal-align="justify" draw:textarea-vertical-align="middle" draw:auto-grow-height="false" fo:min-height="1.15cm" fo:min-width="0.7cm"/>
    </style:style>
    <style:style style:name="gr4" style:family="graphic" style:parent-style-name="standard">
      <style:graphic-properties svg:stroke-color="#ffffff" draw:fill="solid" draw:fill-color="#000000" draw:textarea-horizontal-align="justify" draw:textarea-vertical-align="middle" draw:auto-grow-height="false" fo:min-height="1.15cm" fo:min-width="0.7cm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2.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solid" draw:fill-color="#e2e2e2" draw:textarea-vertical-align="middle"/>
    </style:style>
    <style:style style:name="gr8" style:family="graphic" style:parent-style-name="standard">
      <style:graphic-properties draw:stroke="none" svg:stroke-color="#3465a4" draw:fill="solid" draw:fill-color="#e2e2e2" draw:textarea-horizontal-align="justify" draw:textarea-vertical-align="middle" draw:auto-grow-height="false" fo:min-height="0.545cm" fo:min-width="1.9cm"/>
    </style:style>
    <style:style style:name="gr9" style:family="graphic" style:parent-style-name="standard">
      <style:graphic-properties draw:stroke="none" svg:stroke-color="#3465a4" draw:fill="solid" draw:fill-color="#e2e2e2" draw:textarea-horizontal-align="justify" draw:textarea-vertical-align="middle" draw:auto-grow-height="false" fo:min-height="0.545cm" fo:min-width="2.9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0.55cm" fo:min-width="0.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pr1" style:family="presentation" style:parent-style-name="Focus-notes">
      <style:graphic-properties draw:fill-color="#ffffff" fo:min-height="12.572cm"/>
    </style:style>
    <style:style style:name="pr2" style:family="presentation" style:parent-style-name="Focus1-title">
      <style:graphic-properties draw:auto-grow-height="true" fo:min-height="3.506cm"/>
    </style:style>
    <style:style style:name="pr3" style:family="presentation" style:parent-style-name="Focus1-notes">
      <style:graphic-properties draw:fill-color="#ffffff" draw:auto-grow-height="true" fo:min-height="12.572cm"/>
    </style:style>
    <style:style style:name="pr4" style:family="presentation" style:parent-style-name="Focus3-outline1">
      <style:graphic-properties fo:min-height="11.929cm"/>
    </style:style>
    <style:style style:name="pr5" style:family="presentation" style:parent-style-name="Focus3-title">
      <style:graphic-properties fo:min-height="3.333cm"/>
    </style:style>
    <style:style style:name="pr6" style:family="presentation" style:parent-style-name="Focus3-notes">
      <style:graphic-properties draw:fill-color="#ffffff" draw:auto-grow-height="true" fo:min-height="12.572cm"/>
    </style:style>
    <style:style style:name="pr7" style:family="presentation" style:parent-style-name="Focus3-outline1">
      <style:graphic-properties fo:min-height="12.12cm"/>
    </style:style>
    <style:style style:name="pr8" style:family="presentation" style:parent-style-name="Focus3-notes">
      <style:graphic-properties draw:fill-color="#ffffff" fo:min-height="12.572cm"/>
    </style:style>
    <style:style style:name="pr9" style:family="presentation" style:parent-style-name="Focus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margin-top="0cm" fo:margin-bottom="0.4cm"/>
    </style:style>
    <style:style style:name="P4" style:family="paragraph">
      <loext:graphic-properties draw:fill="solid" draw:fill-color="#e2e2e2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  <style:text-properties fo:color="#00ff00"/>
    </style:style>
    <style:style style:name="P9" style:family="paragraph">
      <loext:graphic-properties draw:fill="solid" draw:fill-color="#e2e2e2"/>
      <style:paragraph-properties fo:text-align="center"/>
      <style:text-properties style:use-window-font-color="true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ff00"/>
    </style:style>
    <style:style style:name="T3" style:family="text">
      <style:text-properties style:use-window-font-color="true" fo:font-weight="bold" style:font-weight-asian="bold" style:font-weight-complex="bold"/>
    </style:style>
    <style:style style:name="T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2" draw:text-style-name="P2" draw:layer="layout" svg:width="14.8cm" svg:height="3.506cm" svg:x="6.6cm" svg:y="8.747cm" presentation:class="title" presentation:user-transformed="true">
          <draw:text-box>
            <text:p><text:span text:style-name="T1">c</text:span><text:span text:style-name="T1">o</text:span><text:span text:style-name="T1">m</text:span><text:span text:style-name="T1">m</text:span><text:span text:style-name="T1">a</text:span><text:span text:style-name="T1">n</text:span><text:span text:style-name="T1">d</text:span><text:span text:style-name="T1">L</text:span><text:span text:style-name="T1">i</text:span><text:span text:style-name="T1">n</text:span><text:span text:style-name="T1">e</text:span><text:span text:style-name="T1">P</text:span><text:span text:style-name="T1">a</text:span><text:span text:style-name="T1">r</text:span><text:span text:style-name="T1">s</text:span><text:span text:style-name="T1">e</text:span><text:span text:style-name="T1">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4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L’idée est d’avoir une ligne de commande simple qui peut exécuter des commandes provenant par exemple du port série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5" draw:layer="layout" svg:width="24.108cm" svg:height="3.333cm" svg:x="1.946cm" svg:y="1.24cm" presentation:class="title" presentation:user-transformed="true">
          <draw:text-box>
            <text:p>But à atteindre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4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Découper une chaîne en blocs.</text:p>
              </text:list-item>
              <text:list-item>
                <text:p>Gérer une liste de commandes disponibles</text:p>
              </text:list-item>
              <text:list-item>
                <text:p>Exécuter la fonction correspondant à la commande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presentation:style-name="pr5" draw:layer="layout" svg:width="24.108cm" svg:height="3.333cm" svg:x="1.946cm" svg:y="1.24cm" presentation:class="title" presentation:user-transformed="true">
          <draw:text-box>
            <text:p>Étapes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4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Syntaxe voulue :</text:p>
                <text:list>
                  <text:list-header>
                    <text:p>cmd</text:p>
                    <text:p>cmd arg</text:p>
                    <text:p text:style-name="P3">cmd arg valeur</text:p>
                    <text:p>cmd arg "chaîne"</text:p>
                    <text:p>cmd arg=valeur</text:p>
                    <text:p>cmg arg="chaîne"</text:p>
                    <text:p/>
                  </text:list-header>
                </text:list>
              </text:list-item>
            </text:list>
          </draw:text-box>
        </draw:frame>
        <draw:frame presentation:style-name="pr5" draw:layer="layout" svg:width="24.108cm" svg:height="3.333cm" svg:x="1.946cm" svg:y="1.24cm" presentation:class="title" presentation:user-transformed="true">
          <draw:text-box>
            <text:p>Syntaxe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4" draw:layer="layout" svg:width="21.097cm" svg:height="16.086cm" svg:x="4.903cm" svg:y="4.914cm" presentation:class="outline" presentation:user-transformed="true">
          <draw:text-box>
            <text:list text:style-name="L2">
              <text:list-item>
                <text:p>Exemple pratique :</text:p>
                <text:list>
                  <text:list-header>
                    <text:p>help</text:p>
                    <text:p>set pin13 OUTPUT</text:p>
                    <text:p>set pin13=on</text:p>
                    <text:p>set pin13=0</text:p>
                    <text:p>get mode pin10</text:p>
                    <text:p>get pin9</text:p>
                    <text:p>toggle pin2</text:p>
                    <text:p/>
                  </text:list-header>
                </text:list>
              </text:list-item>
            </text:list>
          </draw:text-box>
        </draw:frame>
        <draw:frame presentation:style-name="pr5" draw:layer="layout" svg:width="24.108cm" svg:height="3.333cm" svg:x="1.946cm" svg:y="1.24cm" presentation:class="title" presentation:user-transformed="true">
          <draw:text-box>
            <text:p>Exemple de commandes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4" draw:layer="layout" svg:width="24.108cm" svg:height="12.37cm" svg:x="1.946cm" svg:y="5.114cm" presentation:class="outline">
          <draw:text-box>
            <text:list text:style-name="L2">
              <text:list-item>
                <text:p>Chaque bloc peut démarrer avec des séparateurs, il faut en tenir compte.</text:p>
              </text:list-item>
              <text:list-item>
                <text:p>Ensuite le texte du bloc à récupérer.</text:p>
              </text:list-item>
              <text:list-item>
                <text:p>Si il y a trop de texte, on ignore.</text:p>
              </text:list-item>
              <text:list-item>
                <text:p>La syntaxe n’est pas rigide.<text:line-break/> <text:line-break/>Le but est d’accepter tout ce qui est prévu, pas de vérifier la syntaxe.</text:p>
              </text:list-item>
            </text:list>
          </draw:text-box>
        </draw:frame>
        <draw:frame presentation:style-name="pr5" draw:layer="layout" svg:width="24.108cm" svg:height="3.333cm" svg:x="1.946cm" svg:y="1.24cm" presentation:class="title" presentation:user-transformed="true">
          <draw:text-box>
            <text:p>Règles simples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custom-shape draw:style-name="gr2" draw:text-style-name="P4" draw:layer="layout" svg:width="22.8cm" svg:height="0.795cm" svg:x="2.4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4.108cm" svg:height="3.333cm" svg:x="1.946cm" svg:y="1.239cm" presentation:class="title" presentation:user-transformed="true">
          <draw:text-box>
            <text:p>Algorithme</text:p>
          </draw:text-box>
        </draw:frame>
        <draw:frame presentation:style-name="pr7" draw:layer="layout" svg:width="24.108cm" svg:height="6.684cm" svg:x="1.946cm" svg:y="11.8cm" presentation:class="outline" presentation:user-transformed="true">
          <draw:text-box>
            <text:list text:style-name="L2">
              <text:list-item>
                <text:p>Ignore les espaces</text:p>
              </text:list-item>
              <text:list-item>
                <text:p>Sauve le début du bloc</text:p>
              </text:list-item>
              <text:list-item>
                <text:p>Parcours le bloc</text:p>
              </text:list-item>
              <text:list-item>
                <text:p>Termine le bloc par \0</text:p>
              </text:list-item>
            </text:list>
          </draw:text-box>
        </draw:frame>
        <draw:custom-shape draw:style-name="gr3" draw:text-style-name="P5" draw:layer="layout" svg:width="1.2cm" svg:height="1.4cm" svg:x="2.4cm" svg:y="5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1.2cm" svg:height="1.4cm" svg:x="3.6cm" svg:y="5.8cm">
          <text:p text:style-name="P6">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1.4cm" svg:x="4.8cm" svg:y="5.8cm">
          <text:p text:style-name="P6">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1.4cm" svg:x="6cm" svg:y="5.8cm">
          <text:p text:style-name="P6">t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2cm" svg:height="1.4cm" svg:x="7.2cm" svg:y="5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1.2cm" svg:height="1.4cm" svg:x="8.4cm" svg:y="5.8cm">
          <text:p text:style-name="P6">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1.4cm" svg:x="9.6cm" svg:y="5.8cm">
          <text:p text:style-name="P6">i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1.4cm" svg:x="10.8cm" svg:y="5.8cm">
          <text:p text:style-name="P6">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1.4cm" svg:x="12cm" svg:y="5.8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4" draw:text-style-name="P5" xml:id="id6" draw:id="id6" draw:layer="layout" svg:width="1.2cm" svg:height="1.4cm" svg:x="14.4cm" svg:y="5.8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1.4cm" svg:x="15.6cm" svg:y="5.8cm">
          <text:p text:style-name="P6">I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1.4cm" svg:x="16.8cm" svg:y="5.8cm">
          <text:p text:style-name="P6">G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1.4cm" svg:x="18cm" svg:y="5.8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cm" svg:height="1.4cm" svg:x="19.2cm" svg:y="5.8cm">
          <text:p text:style-name="P6">\0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2cm" svg:height="1.4cm" svg:x="20.4cm" svg:y="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2cm" svg:height="1.4cm" svg:x="21.6cm" svg:y="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2cm" svg:height="1.4cm" svg:x="22.8cm" svg:y="5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2cm" svg:height="1.4cm" svg:x="24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0.8cm" svg:x="23.2cm" svg:y="8.9cm">
          <text:p text:style-name="P6">Null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0.8cm" svg:x="23.2cm" svg:y="9.9cm">
          <text:p text:style-name="P6">Null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0.8cm" svg:x="23.2cm" svg:y="10.9cm">
          <text:p text:style-name="P6">Null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cm" svg:height="0.8cm" svg:x="23.2cm" svg:y="11.9cm">
          <text:p text:style-name="P6">Null</text:p>
          <draw:enhanced-geometry svg:viewBox="0 0 21600 21600" draw:type="rectangle" draw:enhanced-path="M 0 0 L 21600 0 21600 21600 0 21600 0 0 Z N"/>
        </draw:custom-shape>
        <draw:connector draw:style-name="gr6" draw:text-style-name="P7" xml:id="id8" draw:id="id8" draw:layer="layout" svg:x1="23.2cm" svg:y1="9.3cm" svg:x2="4.2cm" svg:y2="7.2cm" draw:start-shape="id1" draw:start-glue-point="3" draw:end-shape="id2" draw:end-glue-point="2" svg:d="M23200 9300h-19000v-2100" svg:viewBox="0 0 19001 2101">
          <text:p/>
        </draw:connector>
        <draw:connector draw:style-name="gr6" draw:text-style-name="P7" xml:id="id14" draw:id="id14" draw:layer="layout" svg:x1="23.2cm" svg:y1="10.3cm" svg:x2="9cm" svg:y2="7.2cm" draw:start-shape="id3" draw:start-glue-point="3" draw:end-shape="id4" draw:end-glue-point="2" svg:d="M23200 10300h-14200v-3100" svg:viewBox="0 0 14201 3101">
          <text:p/>
        </draw:connector>
        <draw:connector draw:style-name="gr6" draw:text-style-name="P7" xml:id="id21" draw:id="id21" draw:layer="layout" svg:x1="23.2cm" svg:y1="11.3cm" svg:x2="15cm" svg:y2="7.2cm" draw:start-shape="id5" draw:start-glue-point="3" draw:end-shape="id6" draw:end-glue-point="2" svg:d="M23200 11300h-8200v-4100" svg:viewBox="0 0 8201 4101">
          <text:p/>
        </draw:connector>
        <draw:line draw:style-name="gr7" draw:text-style-name="P4" draw:layer="layout" svg:x1="2.967cm" svg:y1="4.986cm" svg:x2="2.967cm" svg:y2="5.8cm">
          <text:p/>
        </draw:line>
        <draw:g xml:id="id7" draw:id="id7">
          <draw:custom-shape draw:style-name="gr8" draw:text-style-name="P4" draw:layer="layout" svg:width="2.4cm" svg:height="0.795cm" svg:x="2.4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4" draw:layer="layout" svg:x1="4.167cm" svg:y1="4.986cm" svg:x2="4.167cm" svg:y2="5.8cm">
            <text:p/>
          </draw:line>
        </draw:g>
        <draw:g xml:id="id9" draw:id="id9">
          <draw:custom-shape draw:style-name="gr8" draw:text-style-name="P4" draw:layer="layout" svg:width="2.4cm" svg:height="0.795cm" svg:x="3.6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4" draw:layer="layout" svg:x1="5.367cm" svg:y1="4.986cm" svg:x2="5.367cm" svg:y2="5.8cm">
            <text:p/>
          </draw:line>
        </draw:g>
        <draw:g xml:id="id10" draw:id="id10">
          <draw:custom-shape draw:style-name="gr8" draw:text-style-name="P4" draw:layer="layout" svg:width="2.4cm" svg:height="0.795cm" svg:x="4.8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4" draw:layer="layout" svg:x1="6.567cm" svg:y1="4.986cm" svg:x2="6.567cm" svg:y2="5.8cm">
            <text:p/>
          </draw:line>
        </draw:g>
        <draw:g xml:id="id11" draw:id="id11">
          <draw:custom-shape draw:style-name="gr8" draw:text-style-name="P4" draw:layer="layout" svg:width="2.4cm" svg:height="0.795cm" svg:x="6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4" draw:layer="layout" svg:x1="7.767cm" svg:y1="4.986cm" svg:x2="7.767cm" svg:y2="5.8cm">
            <text:p/>
          </draw:line>
        </draw:g>
        <draw:g xml:id="id13" draw:id="id13">
          <draw:custom-shape draw:style-name="gr8" draw:text-style-name="P4" draw:layer="layout" svg:width="2.4cm" svg:height="0.795cm" svg:x="7.2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4" draw:layer="layout" svg:x1="8.967cm" svg:y1="4.986cm" svg:x2="8.967cm" svg:y2="5.8cm">
            <text:p/>
          </draw:line>
        </draw:g>
        <draw:custom-shape draw:style-name="gr4" draw:text-style-name="P8" xml:id="id12" draw:id="id12" draw:layer="layout" svg:width="1.2cm" svg:height="1.4cm" svg:x="7.2cm" svg:y="5.8cm">
          <text:p text:style-name="P6"><text:span text:style-name="T2">\0</text:span></text:p>
          <draw:enhanced-geometry svg:viewBox="0 0 21600 21600" draw:type="rectangle" draw:enhanced-path="M 0 0 L 21600 0 21600 21600 0 21600 0 0 Z N"/>
        </draw:custom-shape>
        <draw:g xml:id="id15" draw:id="id15">
          <draw:custom-shape draw:style-name="gr8" draw:text-style-name="P4" draw:layer="layout" svg:width="2.4cm" svg:height="0.795cm" svg:x="8.4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4" draw:layer="layout" svg:x1="10.167cm" svg:y1="4.986cm" svg:x2="10.167cm" svg:y2="5.8cm">
            <text:p/>
          </draw:line>
        </draw:g>
        <draw:g xml:id="id16" draw:id="id16">
          <draw:custom-shape draw:style-name="gr8" draw:text-style-name="P4" draw:layer="layout" svg:width="2.4cm" svg:height="0.795cm" svg:x="9.6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4" draw:layer="layout" svg:x1="11.367cm" svg:y1="4.986cm" svg:x2="11.367cm" svg:y2="5.8cm">
            <text:p/>
          </draw:line>
        </draw:g>
        <draw:g xml:id="id17" draw:id="id17">
          <draw:custom-shape draw:style-name="gr8" draw:text-style-name="P4" draw:layer="layout" svg:width="2.4cm" svg:height="0.795cm" svg:x="10.8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4" draw:layer="layout" svg:x1="12.567cm" svg:y1="4.986cm" svg:x2="12.567cm" svg:y2="5.8cm">
            <text:p/>
          </draw:line>
        </draw:g>
        <draw:g xml:id="id18" draw:id="id18">
          <draw:custom-shape draw:style-name="gr8" draw:text-style-name="P4" draw:layer="layout" svg:width="2.4cm" svg:height="0.795cm" svg:x="12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4" draw:layer="layout" svg:x1="13.767cm" svg:y1="4.986cm" svg:x2="13.767cm" svg:y2="5.8cm">
            <text:p/>
          </draw:line>
        </draw:g>
        <draw:custom-shape draw:style-name="gr4" draw:text-style-name="P5" draw:layer="layout" svg:width="1.2cm" svg:height="1.4cm" svg:x="13.2cm" svg:y="5.8cm">
          <text:p text:style-name="P6">=</text:p>
          <draw:enhanced-geometry svg:viewBox="0 0 21600 21600" draw:type="rectangle" draw:enhanced-path="M 0 0 L 21600 0 21600 21600 0 21600 0 0 Z N"/>
        </draw:custom-shape>
        <draw:custom-shape draw:style-name="gr4" draw:text-style-name="P8" xml:id="id19" draw:id="id19" draw:layer="layout" svg:width="1.2cm" svg:height="1.4cm" svg:x="13.2cm" svg:y="5.8cm">
          <text:p text:style-name="P6"><text:span text:style-name="T2">\0</text:span></text:p>
          <draw:enhanced-geometry svg:viewBox="0 0 21600 21600" draw:type="rectangle" draw:enhanced-path="M 0 0 L 21600 0 21600 21600 0 21600 0 0 Z N"/>
        </draw:custom-shape>
        <draw:g xml:id="id20" draw:id="id20">
          <draw:custom-shape draw:style-name="gr8" draw:text-style-name="P4" draw:layer="layout" svg:width="2.4cm" svg:height="0.795cm" svg:x="13.2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4" draw:layer="layout" svg:x1="14.967cm" svg:y1="4.986cm" svg:x2="14.967cm" svg:y2="5.8cm">
            <text:p/>
          </draw:line>
        </draw:g>
        <draw:g xml:id="id22" draw:id="id22">
          <draw:custom-shape draw:style-name="gr8" draw:text-style-name="P4" draw:layer="layout" svg:width="2.4cm" svg:height="0.795cm" svg:x="14.4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4" draw:layer="layout" svg:x1="16.167cm" svg:y1="4.986cm" svg:x2="16.167cm" svg:y2="5.8cm">
            <text:p/>
          </draw:line>
        </draw:g>
        <draw:g xml:id="id23" draw:id="id23">
          <draw:custom-shape draw:style-name="gr8" draw:text-style-name="P4" draw:layer="layout" svg:width="2.4cm" svg:height="0.795cm" svg:x="15.6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4" draw:layer="layout" svg:x1="17.367cm" svg:y1="4.986cm" svg:x2="17.367cm" svg:y2="5.8cm">
            <text:p/>
          </draw:line>
        </draw:g>
        <draw:g xml:id="id24" draw:id="id24">
          <draw:custom-shape draw:style-name="gr8" draw:text-style-name="P4" draw:layer="layout" svg:width="2.4cm" svg:height="0.795cm" svg:x="16.8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4" draw:layer="layout" svg:x1="18.567cm" svg:y1="4.986cm" svg:x2="18.567cm" svg:y2="5.8cm">
            <text:p/>
          </draw:line>
        </draw:g>
        <draw:custom-shape draw:style-name="gr5" draw:text-style-name="P6" xml:id="id1" draw:id="id1" draw:layer="layout" svg:width="3cm" svg:height="0.8cm" svg:x="23.2cm" svg:y="8.9cm">
          <text:p text:style-name="P6">2</text:p>
          <draw:enhanced-geometry svg:viewBox="0 0 21600 21600" draw:type="rectangle" draw:enhanced-path="M 0 0 L 21600 0 21600 21600 0 21600 0 0 Z N"/>
        </draw:custom-shape>
        <draw:g xml:id="id25" draw:id="id25">
          <draw:custom-shape draw:style-name="gr8" draw:text-style-name="P4" draw:layer="layout" svg:width="2.4cm" svg:height="0.795cm" svg:x="18cm" svg:y="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4" draw:layer="layout" svg:x1="19.767cm" svg:y1="4.986cm" svg:x2="19.767cm" svg:y2="5.8cm">
            <text:p/>
          </draw:line>
        </draw:g>
        <draw:custom-shape draw:style-name="gr5" draw:text-style-name="P6" xml:id="id3" draw:id="id3" draw:layer="layout" svg:width="3cm" svg:height="0.8cm" svg:x="23.2cm" svg:y="9.9cm">
          <text:p text:style-name="P6">6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3cm" svg:height="0.8cm" svg:x="23.2cm" svg:y="10.9cm">
          <text:p text:style-name="P6">11</text:p>
          <draw:enhanced-geometry svg:viewBox="0 0 21600 21600" draw:type="rectangle" draw:enhanced-path="M 0 0 L 21600 0 21600 21600 0 21600 0 0 Z N"/>
        </draw:custom-shape>
        <draw:g xml:id="id26" draw:id="id26">
          <draw:custom-shape draw:style-name="gr9" draw:text-style-name="P9" draw:layer="layout" svg:width="3.4cm" svg:height="0.795cm" svg:x="20.4cm" svg:y="5cm">
            <text:p text:style-name="P6"><text:span text:style-name="T3">Terminé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7" draw:layer="layout" svg:width="0.6cm" svg:height="0.8cm" svg:x="26.6cm" svg:y="8.9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6cm" svg:height="0.8cm" svg:x="26.6cm" svg:y="9.9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6cm" svg:height="0.8cm" svg:x="26.6cm" svg:y="10.9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6cm" svg:height="0.8cm" svg:x="26.6cm" svg:y="11.9cm">
          <text:p text:style-name="P6">3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cm" svg:height="0.988cm" svg:x="23.2cm" svg:y="7.9cm">
          <draw:text-box>
            <text:p text:style-name="P6">Blocs</text:p>
          </draw:text-box>
        </draw:frame>
        <draw:frame draw:style-name="gr11" draw:text-style-name="P11" draw:layer="layout" svg:width="4.167cm" svg:height="0.988cm" svg:x="2.4cm" svg:y="4.2cm">
          <draw:text-box>
            <text:p>Buffe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Gestion des commandes</text:p>
          </draw:text-box>
        </draw:frame>
        <draw:frame presentation:style-name="pr7" draw:layer="layout" svg:width="24.108cm" svg:height="12.37cm" svg:x="1.946cm" svg:y="5.114cm" presentation:class="outline">
          <draw:text-box>
            <text:list text:style-name="L2">
              <text:list-item>
                <text:p>Comment gérer « dynamiquement » la liste des commandes.</text:p>
                <text:list>
                  <text:list-item>
                    <text:p>En utilisant un tableau avec la chaîne de la commande et un pointeur vers une fonction.</text:p>
                  </text:list-item>
                  <text:list-item>
                    <text:p>Pour chaque commande, il faut rechercher la commande dans le tableau.</text:p>
                  </text:list-item>
                  <text:list-item>
                    <text:p>Quand elle existe, on exécute la fonction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Execution de la commande</text:p>
          </draw:text-box>
        </draw:frame>
        <draw:frame presentation:style-name="pr7" draw:layer="layout" svg:width="24.108cm" svg:height="12.37cm" svg:x="1.946cm" svg:y="5.114cm" presentation:class="outline">
          <draw:text-box>
            <text:list text:style-name="L2">
              <text:list-item>
                <text:p>Les fonctions doivent toutes avoir le même prototype.</text:p>
              </text:list-item>
              <text:list-item>
                <text:p>Elle reçoivent l’ensemble des blocs</text:p>
              </text:list-item>
              <text:list-item>
                <text:p>Elle renvoient un entier.</text:p>
              </text:list-item>
              <text:list-item>
                <text:p>On peut renvoyer :<text:line-break/><text:tab/><text:span text:style-name="T4">true</text:span> si tout va bien<text:line-break/><text:tab/><text:span text:style-name="T4">false</text:span> si tout va mal. <text:line-break/><text:tab/>ou toute autre valeur entiè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draw:frame presentation:style-name="pr5" draw:layer="layout" svg:width="24.108cm" svg:height="3.333cm" svg:x="1.946cm" svg:y="1.239cm" presentation:class="title">
          <draw:text-box>
            <text:p>Utilisation des blocs</text:p>
          </draw:text-box>
        </draw:frame>
        <draw:frame presentation:style-name="pr7" draw:layer="layout" svg:width="24.108cm" svg:height="12.37cm" svg:x="1.946cm" svg:y="5.114cm" presentation:class="outline">
          <draw:text-box>
            <text:list text:style-name="L2">
              <text:list-item>
                <text:p>Le premier bloc contient la commande</text:p>
              </text:list-item>
              <text:list-item>
                <text:p>Ensuite, on utilise les blocs suivants sont les parametres.</text:p>
              </text:list-item>
              <text:list-item>
                <text:p>Deux macros pour y accéder facilement</text:p>
                <text:list>
                  <text:list-item>
                    <text:p>commandName()</text:p>
                  </text:list-item>
                  <text:list-item>
                    <text:p>commandArg(x)</text:p>
                  </text:list-item>
                </text:list>
              </text:list-item>
              <text:list-item>
                <text:p>La fonction appelée peut elle aussi décomposer les arguments à sa gui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1" presentation:presentation-page-layout-name="AL2T1">
        <draw:frame presentation:style-name="pr2" draw:layer="layout" svg:width="12.14cm" svg:height="3.506cm" svg:x="7.912cm" svg:y="8.747cm" presentation:class="title" presentation:user-transformed="true">
          <draw:text-box>
            <text:p>Merci de votre atten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" presentation:presentation-page-layout-name="AL2T1"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3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3" fo:font-size="14pt"/>
    </style:style>
    <style:style style:name="MP10" style:family="paragraph">
      <style:paragraph-properties fo:text-align="center"/>
      <style:text-properties fo:color="#dddddd" style:font-name="DejaVu Sans3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3" fo:font-size="14pt"/>
    </style:style>
    <style:style style:name="MP12" style:family="paragraph">
      <style:paragraph-properties fo:text-align="end"/>
      <style:text-properties fo:color="#dddddd" style:font-name="DejaVu Sans3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3" fo:font-size="14pt"/>
    </style:style>
    <style:style style:name="MP14" style:family="paragraph">
      <style:text-properties fo:color="#dddddd" style:font-name="DejaVu Sans3" fo:font-size="14pt"/>
    </style:style>
    <style:style style:name="MP15" style:family="paragraph">
      <loext:graphic-properties draw:fill="none" draw:fill-color="#ffffff"/>
      <style:text-properties fo:color="#dddddd" style:font-name="DejaVu Sans3" fo:font-size="14pt"/>
    </style:style>
    <style:style style:name="MP16" style:family="paragraph">
      <style:paragraph-properties fo:text-align="center"/>
      <style:text-properties fo:color="#808080" style:font-name="DejaVu Sans3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3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3" fo:font-size="14pt"/>
    </style:style>
    <style:style style:name="MT3" style:family="text">
      <style:text-properties fo:color="#808080" style:font-name="DejaVu Sans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A904810D3E5121C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B0D5E476F031BC2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06750DD93C2ED996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BFFEC8C8FF3889FF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8T18:13:21.117211405</meta:creation-date>
    <meta:editing-duration>PT3H12M31S</meta:editing-duration>
    <meta:editing-cycles>46</meta:editing-cycles>
    <meta:generator>LibreOffice/6.1.5.2$Linux_X86_64 LibreOffice_project/10$Build-2</meta:generator>
    <dc:title>Focus</dc:title>
    <dc:date>2019-05-02T18:00:12.024059069</dc:date>
    <meta:document-statistic meta:object-count="187"/>
    <meta:template xlink:type="simple" xlink:actuate="onRequest" xlink:title="Focus" xlink:href="../../../../../../usr/lib/libreoffice/share/template/common/presnt/Focus.otp" meta:date="2019-04-08T18:13:19.038685723"/>
  </office:meta>
</office:document-meta>
</file>